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2.792cm" style:rel-column-width="9686*"/>
    </style:style>
    <style:style style:name="Tabelle1.B" style:family="table-column">
      <style:table-column-properties style:column-width="3.161cm" style:rel-column-width="10965*"/>
    </style:style>
    <style:style style:name="Tabelle1.C" style:family="table-column">
      <style:table-column-properties style:column-width="3.545cm" style:rel-column-width="12299*"/>
    </style:style>
    <style:style style:name="Tabelle1.D" style:family="table-column">
      <style:table-column-properties style:column-width="5.38cm" style:rel-column-width="18663*"/>
    </style:style>
    <style:style style:name="Tabelle1.E" style:family="table-column">
      <style:table-column-properties style:column-width="4.013cm" style:rel-column-width="1392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T1" style:family="text">
      <style:text-properties fo:color="#0000ff"/>
    </style:style>
    <style:style style:name="T2" style:family="text">
      <style:text-properties style:use-window-font-color="true"/>
    </style:style>
    <style:style style:name="T3" style:family="text">
      <style:text-properties fo:color="#000000"/>
    </style:style>
    <style:style style:name="T4" style:family="text">
      <style:text-properties fo:color="#00ae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 </text:p>
      <text:p text:style-name="P3"><text:s/>targetNamespace = „http://decidr.de/<text:span text:style-name="T4">tenantName</text:span>/processes/<text:span text:style-name="T1">NCName</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configurationVarialbe=“<text:span text:style-name="T1">yes</text:span><text:span text:style-name="T2">|</text:span><text:span text:style-name="T1">no</text:span>“&gt; *</text:p>
      <text:p text:style-name="P3"><text:s text:c="6"/>&lt;actor userId=“<text:span text:style-name="T1">ID</text:span>“ /&gt; +</text:p>
      <text:p text:style-name="P3"><text:s text:c="4"/>&lt;/role&gt;</text:p>
      <text:p text:style-name="P3"><text:s text:c="4"/>&lt;actor name=“<text:span text:style-name="T1">NCName</text:span>“ userid=“<text:span text:style-name="T1">ID</text:span>“ 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 text:c="5"/>name=“<text:span text:style-name="T1">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 text:c="7"/>variable=“<text:span text:style-name="T1">NCName</text:span>“&gt;</text:p>
      <text:p text:style-name="P3"><text:soft-page-break/><text:s text:c="8"/><text:span text:style-name="T3">&lt;propertyValue&gt; ?</text:span></text:p>
      <text:p text:style-name="P3"><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oft-page-break/><text:s text:c="13"/><text:span text:style-name="T3">&lt;propertyValue&gt; ?</text:span></text:p>
      <text:p text:style-name="P3"><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oft-page-break/><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ID</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oft-page-break/><text:s text:c="7"/>variable=“<text:span text:style-name="T1">DWDLVariableName</text:span>“&gt;<text:span text:style-name="T1"> </text:span><text:span text:style-name="T3">*</text:span></text:p>
      <text:p text:style-name="P7"><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4" office:value-type="string">
            <text:p text:style-name="P14">Simple types</text:p>
          </table:table-cell>
          <table:covered-table-cell/>
          <table:covered-table-cell/>
          <table:covered-table-cell/>
          <table:table-cell table:style-name="Tabelle1.E1" office:value-type="string">
            <text:p text:style-name="P14"/>
          </table: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B2" office:value-type="string">
            <text:p text:style-name="P12">XML Schema type</text:p>
          </table:table-cell>
          <table:table-cell table:style-name="Tabelle1.D2" table:number-columns-spanned="2" office:value-type="string">
            <text:p text:style-name="P12">Lexical Representation</text:p>
          </table:table-cell>
          <table:covered-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B2" office:value-type="string">
            <text:p text:style-name="P12">„xsd:integer“</text:p>
          </table:table-cell>
          <table:table-cell table:style-name="Tabelle1.D2" table:number-columns-spanned="2" office:value-type="string">
            <text:p text:style-name="P12">Integer has a lexical representation consisting of a finite-length sequence of decimal digits (#x30-#x39) with an optional leading sign. If the sign is omitted, "+" is assumed. For example: -1, 0, 12678967543233, +100000. </text:p>
          </table:table-cell>
          <table:covered-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B2" office:value-type="string">
            <text:p text:style-name="P12">„xsd:float“</text:p>
          </table:table-cell>
          <table:table-cell table:style-name="Tabelle1.D2" table:number-columns-spanned="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covered-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B2" office:value-type="string">
            <text:p text:style-name="P12">„xsd:string“</text:p>
          </table:table-cell>
          <table:table-cell table:style-name="Tabelle1.D2" table:number-columns-spanned="2" office:value-type="string">
            <text:p text:style-name="P12">The value space of string is the set <text:soft-page-break/>of finite-length sequences of characters.</text:p>
          </table:table-cell>
          <table:covered-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B2" office:value-type="string">
            <text:p text:style-name="P12">„xsd:boolean“</text:p>
          </table:table-cell>
          <table:table-cell table:style-name="Tabelle1.D2" table:number-columns-spanned="2" office:value-type="string">
            <text:p text:style-name="P12">An instance of a datatype that is defined as boolean can have the following legal literals {true, false}. </text:p>
          </table:table-cell>
          <table:covered-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B2" office:value-type="string">
            <text:p text:style-name="P12">„xsd:date“</text:p>
          </table:table-cell>
          <table:table-cell table:style-name="Tabelle1.D2" table:number-columns-spanned="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covered-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B2" office:value-type="string">
            <text:p text:style-name="P12">„xsd:anyURI“</text:p>
          </table:table-cell>
          <table:table-cell table:style-name="Tabelle1.D2" table:number-columns-spanned="2" office:value-type="string">
            <text:p text:style-name="P12">The lexical space of anyURI is finite-length character sequences which are legal URIs according to [Uniform Resource Identifiers (URI): Generic Syntax.], as amended by [Format for Literal IPv6 Addresses in URL's]. </text:p>
          </table:table-cell>
          <table:covered-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3">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text:soft-page-break/></text:p>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gt;</text:p>
      <text:p text:style-name="P3"><text:s text:c="2"/>&lt;setProperty </text:p>
      <text:p text:style-name="P3"><text:s text:c="3"/>name=“<text:span text:style-name="T1">CC“</text:span></text:p>
      <text:p text:style-name="P3"><text:s text:c="3"/>variable=“<text:span text:style-name="T1">DWDLVariableName</text:span>“&gt;</text:p>
      <text:p text:style-name="P3"><text:s text:c="2"/>&lt;setProperty </text:p>
      <text:p text:style-name="P3"><text:s text:c="3"/>name=“<text:span text:style-name="T1">BCC“</text:span></text:p>
      <text:p text:style-name="P3"><text:s text:c="3"/>variable=“<text:span text:style-name="T1">DWDLVariableName</text:span>“&gt;</text:p>
      <text:p text:style-name="P3"><text:s text:c="2"/>&lt;setProperty </text:p>
      <text:p text:style-name="P3"><text:s text:c="3"/>name=“<text:span text:style-name="T1">Subject“</text:span></text:p>
      <text:p text:style-name="P3"><text:s text:c="3"/>variable=“<text:span text:style-name="T1">DWDLVariableName</text:span>“&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text:span><text:span text:style-name="T2">&gt;</text:span></text:p>
      <text:p text:style-name="P4"><text:s text:c="2"/>&lt;/invokeNode&gt;</text:p>
      <text:p text:style-name="P11"/>
      <text:p text:style-name="P11"/>
      <text:p text:style-name="P9">6. HumanTask Activity</text:p>
      <text:p text:style-name="P1">&lt;invokeNode name=“<text:span text:style-name="T1">NCName</text:span>“ id=“<text:span text:style-name="T1">ID</text:span>“</text:p>
      <text:p text:style-name="P3"><text:soft-page-break/><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text:soft-page-break/> <text:s text:c="8"/>&lt;/information&gt;</text:p>
      <text:p text:style-name="P6"><text:s text:c="7"/>&lt;/humanTaskData&gt;</text:p>
      <text:p text:style-name="P4"><text:s text:c="4"/>&lt;/invokeNode&g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6-23T16:36:38.82</dc:date>
    <meta:editing-duration>PT24H14M56S</meta:editing-duration>
    <meta:editing-cycles>174</meta:editing-cycles>
    <meta:generator>OpenOffice.org/3.1$Win32 OpenOffice.org_project/310m11$Build-9399</meta:generator>
    <meta:document-statistic meta:table-count="5" meta:image-count="0" meta:object-count="0" meta:page-count="9" meta:paragraph-count="383" meta:word-count="917" meta:character-count="9884"/>
    <meta:user-defined meta:name="Info 1"/>
    <meta:user-defined meta:name="Info 2"/>
    <meta:user-defined meta:name="Info 3"/>
    <meta:user-defined meta:name="Info 4"/>
  </office:meta>
</office:document-meta>
</file>